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b11" officeooo:paragraph-rsid="000d88dc"/>
    </style:style>
    <style:style style:name="P2" style:family="paragraph" style:parent-style-name="Standard">
      <style:text-properties officeooo:rsid="000d88dc" officeooo:paragraph-rsid="000d88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88d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88dc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establecen con palabras claves como </text:p>
      <text:p text:style-name="P1"><text:span text:style-name="T1">thin</text:span><text:span text:style-name="T2">= </text:span><text:span text:style-name="T4">el ancho de un borde </text:span></text:p>
      <text:p text:style-name="P1"><text:span text:style-name="T1"><text:s/>think, larger </text:span></text:p>
      <text:p text:style-name="P1"><text:span text:style-name="T1"/></text:p>
      <text:p text:style-name="P2"><text:span text:style-name="T1">mediciones=</text:span><text:span text:style-name="T3"> Pulgadas, centimetros , milimetros </text:span><text:span text:style-name="T1">punto= 1/72 de pulgada </text:span></text:p>
      <text:p text:style-name="P2"><text:span text:style-name="T1">px=</text:span></text:p>
      <text:p text:style-name="P2"><text:span text:style-name="T1">% em </text:span></text:p>
      <text:p text:style-name="P2"><text:span text:style-name="T1">permite que el disño se adapte a diferentes dispositivos </text:span></text:p>
      <text:p text:style-name="P2"><text:span text:style-name="T1"/></text:p>
      <text:p text:style-name="P2"><text:span text:style-name="T1">color codes</text:span></text:p>
      <text:p text:style-name="P2"><text:span text:style-name="T1">exadecimales #rgb </text:span></text:p>
      <text:p text:style-name="P2"><text:span text:style-name="T1"/></text:p>
      <text:p text:style-name="P2"><text:span text:style-name="T1">fonts= helvetica y san-seri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6:47:20.910644030</meta:creation-date>
    <meta:generator>LibreOffice/6.4.5.2$Linux_X86_64 LibreOffice_project/40$Build-2</meta:generator>
    <dc:date>2020-11-13T16:58:07.310656544</dc:date>
    <meta:editing-duration>PT10M48S</meta:editing-duration>
    <meta:editing-cycles>2</meta:editing-cycles>
    <meta:document-statistic meta:table-count="0" meta:image-count="0" meta:object-count="0" meta:page-count="1" meta:paragraph-count="10" meta:word-count="43" meta:character-count="273" meta:non-whitespace-character-count="232"/>
  </office:meta>
</office:document-meta>
</file>